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 style:parent-style-name="Horizontal_20_Line">
      <style:text-properties style:font-name="Liberation Mono" style:font-name-asian="Liberation Mono" style:font-name-complex="Liberation Mono"/>
    </style:style>
    <style:style style:name="P3" style:family="paragraph" style:parent-style-name="Text_20_body" style:list-style-name="L1"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 style:parent-style-name="Text_20_body" style:list-style-name="L2"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 style:parent-style-name="Text_20_body" style:list-style-name="L3"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Text_20_body" style:list-style-name="L4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 style:parent-style-name="Text_20_body" style:list-style-name="L5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 style:parent-style-name="Text_20_body" style:list-style-name="L6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 style:parent-style-name="Text_20_body" style:list-style-name="L7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migos Unite API</text:h>
      <text:p text:style-name="P1"><text:span text:style-name="Strong_20_Emphasis"/></text:p>
      <text:p text:style-name="P1"><text:span text:style-name="Strong_20_Emphasis">Rails 7 API for community event coordination</text:span></text:p>
      <text:h text:style-name="Heading_20_2" text:outline-level="2">Overview</text:h>
      <text:p text:style-name="P1"><text:span text:style-name="Strong_20_Emphasis">Amigos Unite API</text:span> is a Ruby on Rails API-only backend that powers the Amigos Unite platform.<text:line-break/>It supports user authentication, community event creation, location management, and role-based participation.</text:p>
      <text:p text:style-name="P1">The API is designed to be <text:span text:style-name="Strong_20_Emphasis">consumed by multiple clients</text:span> (web, mobile, future integrations) and follows a <text:span text:style-name="Strong_20_Emphasis">stateless, JWT-based authentication model</text:span> suitable for distributed systems.</text:p>
      <text:p text:style-name="P2"/>
      <text:h text:style-name="Heading_20_2" text:outline-level="2">Core Features</text:h>
      <text:list text:style-name="L1">
        <text:list-item>
          <text:p text:style-name="P3"><text:span text:style-name="Strong_20_Emphasis">Amigo accounts</text:span></text:p>
          <text:list>
            <text:list-item>
              <text:p text:style-name="P3">Secure signup, login, logout</text:p>
            </text:list-item>
            <text:list-item>
              <text:p text:style-name="P3">JWT authentication (Devise + JWT)</text:p>
            </text:list-item>
          </text:list>
        </text:list-item>
        <text:list-item>
          <text:p text:style-name="P3"><text:span text:style-name="Strong_20_Emphasis">Event management</text:span></text:p>
          <text:list>
            <text:list-item>
              <text:p text:style-name="P3">Create, update, and manage community events</text:p>
            </text:list-item>
            <text:list-item>
              <text:p text:style-name="P3">Event statuses (planning, active, completed, canceled)</text:p>
            </text:list-item>
          </text:list>
        </text:list-item>
        <text:list-item>
          <text:p text:style-name="P3"><text:span text:style-name="Strong_20_Emphasis">Role-based participation</text:span></text:p>
          <text:list>
            <text:list-item>
              <text:p text:style-name="P3">Lead coordinators, assistant coordinators, participants</text:p>
            </text:list-item>
          </text:list>
        </text:list-item>
        <text:list-item>
          <text:p text:style-name="P3"><text:span text:style-name="Strong_20_Emphasis">Location support</text:span></text:p>
          <text:list>
            <text:list-item>
              <text:p text:style-name="P3">Event locations with structured address data</text:p>
            </text:list-item>
            <text:list-item>
              <text:p text:style-name="P3">Google Places integration for location search and images</text:p>
            </text:list-item>
          </text:list>
        </text:list-item>
        <text:list-item>
          <text:p text:style-name="P3"><text:span text:style-name="Strong_20_Emphasis">Security</text:span></text:p>
          <text:list>
            <text:list-item>
              <text:p text:style-name="P3">CSRF protection</text:p>
            </text:list-item>
            <text:list-item>
              <text:p text:style-name="P3">Rate limiting via Rack::Attack</text:p>
            </text:list-item>
            <text:list-item>
              <text:p text:style-name="P3">Token refresh flow</text:p>
            </text:list-item>
          </text:list>
        </text:list-item>
      </text:list>
      <text:p text:style-name="P2"/>
      <text:h text:style-name="Heading_20_2" text:outline-level="2">Tech Stack</text:h>
      <text:list text:style-name="L2">
        <text:list-item>
          <text:p text:style-name="P4"><text:span text:style-name="Strong_20_Emphasis">Language:</text:span> Ruby 3.2.2</text:p>
        </text:list-item>
        <text:list-item>
          <text:p text:style-name="P4"><text:span text:style-name="Strong_20_Emphasis">Framework:</text:span> Rails 7.x (API-only)</text:p>
        </text:list-item>
        <text:list-item>
          <text:p text:style-name="P4"><text:soft-page-break/><text:span text:style-name="Strong_20_Emphasis">Database:</text:span> PostgreSQL (15+ recommended)</text:p>
        </text:list-item>
        <text:list-item>
          <text:p text:style-name="P4"><text:span text:style-name="Strong_20_Emphasis">Authentication:</text:span> Devise + JWT</text:p>
        </text:list-item>
        <text:list-item>
          <text:p text:style-name="P4"><text:span text:style-name="Strong_20_Emphasis">Background jobs:</text:span> Sidekiq</text:p>
        </text:list-item>
        <text:list-item>
          <text:p text:style-name="P4"><text:span text:style-name="Strong_20_Emphasis">Image processing:</text:span> libvips</text:p>
        </text:list-item>
        <text:list-item>
          <text:p text:style-name="P4"><text:span text:style-name="Strong_20_Emphasis">External APIs:</text:span> Google Places API</text:p>
        </text:list-item>
        <text:list-item>
          <text:p text:style-name="P4"><text:span text:style-name="Strong_20_Emphasis">Deployment:</text:span> Docker + GHCR + VPS</text:p>
        </text:list-item>
      </text:list>
      <text:p text:style-name="P2"/>
      <text:h text:style-name="Heading_20_2" text:outline-level="2">System Requirements</text:h>
      <text:list text:style-name="L3">
        <text:list-item>
          <text:p text:style-name="P5">Ruby 3.2.2</text:p>
        </text:list-item>
        <text:list-item>
          <text:p text:style-name="P5">PostgreSQL 15+</text:p>
        </text:list-item>
        <text:list-item>
          <text:p text:style-name="P5">libvips</text:p>
        </text:list-item>
        <text:list-item>
          <text:p text:style-name="P5">Redis (for Sidekiq)</text:p>
        </text:list-item>
        <text:list-item>
          <text:p text:style-name="P5">Docker (recommended for production)</text:p>
        </text:list-item>
      </text:list>
      <text:p text:style-name="P2"/>
      <text:h text:style-name="Heading_20_2" text:outline-level="2">Configuration</text:h>
      <text:h text:style-name="Heading_20_3" text:outline-level="3">Credentials</text:h>
      <text:p text:style-name="P1">Secrets are stored using <text:span text:style-name="Strong_20_Emphasis">Rails encrypted credentials</text:span>:</text:p>
      <text:p text:style-name="P6"><text:span text:style-name="Source_20_Text">config/credentials/development.yml.enc</text:span></text:p>
      <text:p text:style-name="P7"><text:span text:style-name="Source_20_Text">config/credentials/test.yml.enc</text:span></text:p>
      <text:p text:style-name="P8"><text:span text:style-name="Source_20_Text">config/credentials/production.yml.enc</text:span></text:p>
      <text:p text:style-name="P1">Required keys include:</text:p>
      <text:p text:style-name="P6"><text:span text:style-name="Source_20_Text">google_maps:</text:span></text:p>
      <text:p text:style-name="P7"><text:span text:style-name="Source_20_Text"><text:s text:c="2"/>api_key: &lt;GOOGLE_PLACES_API_KEY&gt;</text:span></text:p>
      <text:p text:style-name="P7"/>
      <text:p text:style-name="P7"><text:span text:style-name="Source_20_Text">devise:</text:span></text:p>
      <text:p text:style-name="P7"><text:span text:style-name="Source_20_Text"><text:s text:c="2"/>jwt_secret_key: &lt;JWT_SECRET&gt;</text:span></text:p>
      <text:p text:style-name="P8"><text:span text:style-name="Source_20_Text"><text:s text:c="2"/>pepper: &lt;DEVISE_PEPPER&gt;</text:span></text:p>
      <text:p text:style-name="P1">The corresponding <text:span text:style-name="Source_20_Text">master.key</text:span> (or environment-provided key) must be present for each environment.</text:p>
      <text:p text:style-name="P2"/>
      <text:h text:style-name="Heading_20_2" text:outline-level="2">Database Setup</text:h>
      <text:p text:style-name="P6"><text:span text:style-name="Source_20_Text">bin/rails db:create</text:span></text:p>
      <text:p text:style-name="P8"><text:span text:style-name="Source_20_Text">bin/rails db:migrate</text:span></text:p>
      <text:p text:style-name="P1"><text:soft-page-break/>PostgreSQL extensions such as <text:span text:style-name="Strong_20_Emphasis">PostGIS</text:span> may be enabled depending on deployment configuration.</text:p>
      <text:p text:style-name="P2"/>
      <text:h text:style-name="Heading_20_2" text:outline-level="2">Running the Test Suite</text:h>
      <text:p text:style-name="P9"><text:span text:style-name="Source_20_Text">bundle exec rspec</text:span></text:p>
      <text:p text:style-name="P1">The test environment uses an isolated PostgreSQL database and validates:</text:p>
      <text:list text:style-name="L4">
        <text:list-item>
          <text:p text:style-name="P10">Authentication flows</text:p>
        </text:list-item>
        <text:list-item>
          <text:p text:style-name="P10">Event and location APIs</text:p>
        </text:list-item>
        <text:list-item>
          <text:p text:style-name="P10">Role-based permissions</text:p>
        </text:list-item>
      </text:list>
      <text:p text:style-name="P2"/>
      <text:h text:style-name="Heading_20_2" text:outline-level="2">API Architecture Notes</text:h>
      <text:list text:style-name="L5">
        <text:list-item>
          <text:p text:style-name="P11">API responses are JSON-only</text:p>
        </text:list-item>
        <text:list-item>
          <text:p text:style-name="P11">Stateless JWT authentication (no server sessions)</text:p>
        </text:list-item>
        <text:list-item>
          <text:p text:style-name="P11">Designed for <text:span text:style-name="Strong_20_Emphasis">same-origin</text:span> and <text:span text:style-name="Strong_20_Emphasis">cross-origin</text:span> SPA clients</text:p>
        </text:list-item>
        <text:list-item>
          <text:p text:style-name="P11">Google Places lookups are proxied through the API to protect API keys</text:p>
        </text:list-item>
      </text:list>
      <text:p text:style-name="P2"/>
      <text:h text:style-name="Heading_20_2" text:outline-level="2">Deployment</text:h>
      <text:list text:style-name="L6">
        <text:list-item>
          <text:p text:style-name="P12">Built and published as a Docker image via <text:span text:style-name="Strong_20_Emphasis">GitHub Container Registry (GHCR)</text:span></text:p>
        </text:list-item>
        <text:list-item>
          <text:p text:style-name="P12">Automated CI/CD using GitHub Actions:</text:p>
          <text:list>
            <text:list-item>
              <text:p text:style-name="P12">Test → Build → Push → Deploy</text:p>
            </text:list-item>
          </text:list>
        </text:list-item>
        <text:list-item>
          <text:p text:style-name="P12">Production runs behind Nginx with TLS termination</text:p>
        </text:list-item>
      </text:list>
      <text:p text:style-name="P2"/>
      <text:h text:style-name="Heading_20_2" text:outline-level="2">Project Goals</text:h>
      <text:p text:style-name="P1">This API demonstrates:</text:p>
      <text:list text:style-name="L7">
        <text:list-item>
          <text:p text:style-name="P13">Clean domain modeling</text:p>
        </text:list-item>
        <text:list-item>
          <text:p text:style-name="P13">Secure authentication patterns</text:p>
        </text:list-item>
        <text:list-item>
          <text:p text:style-name="P13">External API integration</text:p>
        </text:list-item>
        <text:list-item>
          <text:p text:style-name="P13">Production-grade deployment practices</text:p>
        </text:list-item>
      </text:list>
      <text:p text:style-name="P2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9T15:27:32.758250000</dc:date>
    <meta:editing-duration>PT12M21S</meta:editing-duration>
    <meta:editing-cycles>2</meta:editing-cycles>
    <meta:generator>LibreOffice/25.2.0.3$MacOSX_X86_64 LibreOffice_project/e1cf4a87eb02d755bce1a01209907ea5ddc8f069</meta:generator>
    <meta:document-statistic meta:table-count="0" meta:image-count="0" meta:object-count="0" meta:page-count="3" meta:paragraph-count="75" meta:word-count="374" meta:character-count="2595" meta:non-whitespace-character-count="2333"/>
  </office:meta>
</office:document-meta>
</file>